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style="normal" style:font-name-asian="Times New Roman3" style:font-style-asian="normal" style:font-name-complex="Times New Roman3" style:font-style-complex="normal"/>
    </style:style>
    <style:style style:name="P4" style:family="paragraph" style:parent-style-name="Text_20_body">
      <style:text-properties style:font-name="Cambria" fo:language="en" fo:country="US"/>
    </style:style>
    <style:style style:name="P5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7" style:family="paragraph" style:parent-style-name="Text_20_body">
      <style:text-properties style:font-name="Cambria"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0" style:family="paragraph" style:parent-style-name="Heading_20_1">
      <style:text-properties style:font-name="Cambria" fo:language="ru" fo:country="RU"/>
    </style:style>
    <style:style style:name="P11" style:family="paragraph" style:parent-style-name="Text_20_body" style:list-style-name="L1">
      <style:text-properties style:font-name="Cambria" fo:language="ru" fo:country="RU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13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5" style:family="text">
      <style:text-properties fo:language="en" fo:country="US" style:font-name-asian="Times New Roman2" style:font-name-complex="Times New Roman2"/>
    </style:style>
    <style:style style:name="T6" style:family="text">
      <style:text-properties fo:language="en" fo:country="US" style:font-name-asian="Times New Roman3" style:font-name-complex="Times New Roman3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85cm" svg:height="0.85cm" draw:z-index="0"><draw:image xlink:href="../images/3109.png" xlink:type="simple" xlink:show="embed" xlink:actuate="onLoad"/></draw:frame></text:p>
          </table:table-cell>
          <table:table-cell table:style-name="Table1.B1" office:value-type="string">
            <text:h text:style-name="P10" text:outline-level="1">Индуктивность переменная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2">| СЛАУ |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2.619cm" svg:height="2.221cm" draw:z-index="1"><draw:image xlink:href="../images/3109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2">Блок представляет собой модель н</text:span><text:span text:style-name="T7">елинейного сопротивления</text:span><text:span text:style-name="T2">, </text:span><text:span text:style-name="T7">описываемого</text:span><text:span text:style-name="T2"> следующим дифференциальным уравнением:</text:span></text:p>
            <text:p text:style-name="P2"><text:span text:style-name="T2"><draw:frame draw:style-name="fr3" draw:name="Объект1" text:anchor-type="as-char" svg:width="3.577cm" svg:height="1.18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,</text:span></text:p>
            <text:p text:style-name="P5">где </text:p>
            <text:p text:style-name="P2"><text:span text:style-name="T2"><draw:frame draw:style-name="fr3" draw:name="Объект2" text:anchor-type="as-char" svg:width="1.055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разность потенциалов;</text:span></text:p>
            <text:p text:style-name="P2"><text:span text:style-name="T2"><draw:frame draw:style-name="fr3" draw:name="Объект3" text:anchor-type="as-char" svg:width="1.104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индуктивность, </text:span><text:span text:style-name="T8">переменная</text:span><text:span text:style-name="T7"> во времени</text:span><text:span text:style-name="T2"> (</text:span><text:span text:style-name="T7">значение индуктивности подается на входной порт блока «Управление»);</text:span></text:p>
            <text:p text:style-name="P2"><text:span text:style-name="T2"><draw:frame draw:style-name="fr3" draw:name="Объект4" text:anchor-type="as-char" svg:width="0.94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ток.</text:span></text:p>
            <text:p text:style-name="P1"><text:span text:style-name="T13">Блок аналогичен блоку </text:span><text:span text:style-name="T9">Индуктивность идеальная</text:span><text:span text:style-name="T13">.</text:span></text:p>
            <text:p text:style-name="P6"><draw:frame draw:style-name="fr2" draw:name="Графический объект3" text:anchor-type="as-char" svg:width="16.559cm" svg:height="11.111cm" draw:z-index="6"><draw:image xlink:href="../images/3109_ris_1.png" xlink:type="simple" xlink:show="embed" xlink:actuate="onLoad"/></draw:frame></text:p>
            <text:p text:style-name="P6"><text:soft-page-break/>Рисунок <text:span text:style-name="T10">1 – </text:span>Внутренняя структура блока «Индуктивность <text:span text:style-name="T10">переменная</text:span>»</text:p>
            <text:p text:style-name="P7">На рисунке 1 изображена графически представленная в среде разработки ПК «МВТУ-4» схема аппроксимации индуктивности переменной.</text:p>
            <text:p text:style-name="P1"><text:span text:style-name="T11">Свойство</text:span><text:span text:style-name="T10">:</text:span></text:p>
            <text:list xml:id="list5230412606578270086" text:style-name="L1">
              <text:list-item>
                <text:p text:style-name="P11">Начальный ток, А – число, задающее начальное значение тока (для блока задержки на шаг интегрирования).</text:p>
              </text:list-item>
            </text:list>
            <text:p text:style-name="P1"><text:span text:style-name="T15">Примеры</text:span> заполнения <text:span text:style-name="T10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1"><text:span text:style-name="T11">Числовое</text:span><text:span text:style-name="T10"> задание </text:span><text:span text:style-name="T10">свойств</text:span><text:span text:style-name="T10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3">Начальный ток, А</text:p>
                </table:table-cell>
                <table:table-cell table:style-name="Таблица1.B3" office:value-type="string">
                  <text:p text:style-name="P2">0.0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"><text:span text:style-name="T16">Именованное</text:span><text:span text:style-name="T15"> задание </text:span><text:span text:style-name="T14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3">Начальный ток, А</text:p>
                </table:table-cell>
                <table:table-cell table:style-name="Таблица1.B3" office:value-type="string">
                  <text:p text:style-name="P4">i0</text:p>
                </table:table-cell>
              </table:table-row>
            </table:table>
            <text:p text:style-name="P1"><text:span text:style-name="T16">Примечани</text:span><text:span text:style-name="T11">я</text:span>:</text:p>
            <text:list xml:id="list4444225285015206057" text:style-name="L2">
              <text:list-item>
                <text:p text:style-name="P13"><text:span text:style-name="T10">Свойство блока должно быть </text:span><text:span text:style-name="T12">скалярной</text:span><text:span text:style-name="T10"> величиной</text:span>.</text:p>
              </text:list-item>
              <text:list-item>
                <text:p text:style-name="P12"><text:span text:style-name="T2">Именованные</text:span><text:span text:style-name="T1"> свойств</text:span><text:span text:style-name="T2">а</text:span><text:span text:style-name="T1"> </text:span><text:span text:style-name="T2">задаются</text:span><text:span text:style-name="T1"> как </text:span><text:span text:style-name="T3">локальные</text:span><text:span text:style-name="T1"> </text:span><text:span text:style-name="T2">переменные</text:span><text:span text:style-name="T1"> модели (или субмодели) во вкладке </text:span><text:span text:style-name="T3">Параметры</text:span><text:span text:style-name="T1"> или как глобальны</text:span><text:span text:style-name="T2">е</text:span><text:span text:style-name="T1"> сигнал</text:span><text:span text:style-name="T2">ы</text:span><text:span text:style-name="T1"> проекта при помощи пункта главного меню </text:span><text:span text:style-name="T3">Графика</text:span><text:span text:style-name="T1"> </text:span><text:span text:style-name="T5">→</text:span><text:span text:style-name="T6"> </text:span><text:span text:style-name="T4">Сигналы</text:span><text:span text:style-name="T1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дуктивность переменная</dc:title>
    <dc:date>2015-01-12T17:02:19.17</dc:date>
    <meta:generator>OpenOffice/4.1.1$Win32 OpenOffice.org_project/411m6$Build-9775</meta:generator>
    <meta:editing-duration>PT3H26M21S</meta:editing-duration>
    <meta:editing-cycles>95</meta:editing-cycles>
    <meta:document-statistic meta:table-count="2" meta:image-count="3" meta:object-count="4" meta:page-count="2" meta:paragraph-count="32" meta:word-count="142" meta:character-count="107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i>L</mi>
      </mrow>
      <mrow>
        <mrow>
          <mo stretchy="false">(</mo>
          <mrow>
            <mi>t</mi>
          </mrow>
          <mo stretchy="false">)</mo>
        </mrow>
        <mo stretchy="false">⋅</mo>
        <mrow>
          <mfrac>
            <mrow>
              <mi mathvariant="italic">di</mi>
              <mrow>
                <mo stretchy="false">(</mo>
                <mrow>
                  <mi>t</mi>
                </mrow>
                <mo stretchy="false">)</mo>
              </mrow>
            </mrow>
            <mrow>
              <mi mathvariant="italic">dt</mi>
            </mrow>
          </mfrac>
        </mrow>
      </mrow>
    </mrow>
    <annotation encoding="StarMath 5.0">u(t) = L(t) cdot {{di(t)} over {dt}}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L</mi>
      <mrow>
        <mo stretchy="false">(</mo>
        <mrow>
          <mi>t</mi>
        </mrow>
        <mo stretchy="false">)</mo>
      </mrow>
    </mrow>
    <annotation encoding="StarMath 5.0">L(t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